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style>
    <style:style style:name="P2"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style>
    <style:style style:name="P3"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paragraph-rsid="001aa11e"/>
    </style:style>
    <style:style style:name="P4"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paragraph-rsid="001d6a8e"/>
    </style:style>
    <style:style style:name="P5"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paragraph-rsid="001ec31a"/>
    </style:style>
    <style:style style:name="P6"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paragraph-rsid="001ff86a"/>
    </style:style>
    <style:style style:name="P7"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rsid="001aa11e" officeooo:paragraph-rsid="001aa11e"/>
    </style:style>
    <style:style style:name="P8"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9" style:family="paragraph" style:parent-style-name="Text_20_body">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paragraph-rsid="001ec31a"/>
    </style:style>
    <style:style style:name="P10" style:family="paragraph" style:parent-style-name="Text_20_body">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paragraph-rsid="001ff86a"/>
    </style:style>
    <style:style style:name="P11" style:family="paragraph" style:parent-style-name="Preformatted_20_Text">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paragraph-rsid="001aa11e"/>
    </style:style>
    <style:style style:name="P12" style:family="paragraph" style:parent-style-name="Standard" style:master-page-name="Standard">
      <style:paragraph-properties fo:margin-left="0cm" fo:margin-right="0cm" fo:margin-top="0cm" fo:margin-bottom="0.353cm" loext:contextual-spacing="false" fo:line-height="115%" fo:text-align="start" style:justify-single-word="false" fo:orphans="0" fo:widows="0" fo:text-indent="0cm" style:auto-text-indent="false" style:page-number="auto" style:vertical-align="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officeooo:rsid="001aa11e"/>
    </style:style>
    <style:style style:name="T2" style:family="text">
      <style:text-properties officeooo:rsid="001d6a8e"/>
    </style:style>
    <style:style style:name="T3" style:family="text">
      <style:text-properties officeooo:rsid="001ec31a"/>
    </style:style>
    <style:style style:name="T4" style:family="text">
      <style:text-properties officeooo:rsid="001ff86a"/>
    </style:style>
    <style:style style:name="T5" style:family="text">
      <style:text-properties officeooo:rsid="0025eaf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8">javascript ya</text:p>
      <text:p text:style-name="P1">.-Estructuras secuenciales de programación. <text:s text:c="2"/>(seccion-1 linea-5)</text:p>
      <text:p text:style-name="P1">PROBLEMAS</text:p>
      <text:p text:style-name="P1"><text:s text:c="4"/>Realizar la carga del lado de un cuadrado, mostrar por pantalla el perímetro del mismo (El perímetro de un cuadrado se calcula multiplicando el valor del lado por cuatro)</text:p>
      <text:p text:style-name="P1"><text:s text:c="4"/>Escribir un programa en el cual se ingresen cuatro números, calcular e informar la suma de los dos primeros y el producto del tercero y el cuarto.</text:p>
      <text:p text:style-name="P1"><text:s text:c="4"/>Realizar un programa que lea cuatro valores numéricos e informar su suma y producto.</text:p>
      <text:p text:style-name="P1"><text:s text:c="4"/>Se debe desarrollar un programa que pida el ingreso del precio de un artículo y la cantidad que lleva el cliente. Mostrar lo que debe abonar el comprador (Ingresar por teclado un precio sin decimales, es decir un entero: 2, 7, 90 etc</text:p>
      <text:p text:style-name="P1"/>
      <text:p text:style-name="P1">.-Estructuras condicionales simples. ( seccion-1 linea-6)</text:p>
      <text:p text:style-name="P1"><text:s text:c="3"/>Se ingresan tres notas de un alumno, si el promedio es mayor o igual a siete mostrar el mensaje 'Promocionado'. Tener en cuenta que para obtener el promedio debemos operar suma=nota1+nota2+nota3; y luego hacer promedio=suma/3;</text:p>
      <text:p text:style-name="P1"><text:s text:c="4"/>Cuando cargamos una nota y queremos convertir inmediatamente el valor ingresado a entero podemos hacer:</text:p>
      <text:p text:style-name="P1"><text:s text:c="4"/>nota1=prompt('Ingrese primer nota:','');</text:p>
      <text:p text:style-name="P1"><text:s text:c="4"/>nota1=parseInt(nota1);</text:p>
      <text:p text:style-name="P1"><text:s text:c="4"/>Solicitar que se ingrese dos veces una clave. Mostrar un mensaje si son iguales (tener en cuenta que para ver si dos variables tienen el mismo valor almacenado debemos utilizar el operador ==)</text:p>
      <text:p text:style-name="P1"/>
      <text:p text:style-name="P1"/>
      <text:p text:style-name="P1"/>
      <text:p text:style-name="P1"/>
      <text:p text:style-name="P1"><text:soft-page-break/></text:p>
      <text:p text:style-name="P1">.-Estructuras condicionales compuestas. (seccion 1 linea 7)</text:p>
      <text:p text:style-name="P1"><text:s text:c="4"/>Realizar un programa que lea por teclado dos números, si el primero es mayor al segundo informar su suma y diferencia, en caso contrario informar el producto y la división del primero respecto al segundo.</text:p>
      <text:p text:style-name="P1"><text:s text:c="4"/>Se ingresan tres notas de un alumno, si el promedio es mayor o igual a 4 mostrar un mensaje 'regular', sino 'reprobado'.</text:p>
      <text:p text:style-name="P1"><text:s text:c="4"/>Se ingresa por teclado un número positivo de uno o dos dígitos (1..99) mostrar un mensaje indicando si el número tiene uno o dos dígitos (recordar de convertir a entero con parseInt para preguntar posteriormente por una variable entera). Tener en cuenta qué condición debe cumplirse para tener dos dígitos, un número entero.</text:p>
      <text:p text:style-name="P1"/>
      <text:p text:style-name="P1">.-Estructuras condicionales anidadas. (seccion 1 linea 8)</text:p>
      <text:p text:style-name="P1"><text:s/>Se cargan por teclado tres números distintos. Mostrar por pantalla el mayor de ellos.</text:p>
      <text:p text:style-name="P1">Se ingresa por teclado un valor entero, mostrar una leyenda que indique si el número es positivo, cero o negativo.</text:p>
      <text:p text:style-name="P1">Confeccionar un programa que permita cargar un número entero positivo de hasta tres cifras y muestre un mensaje indicando si tiene 1, 2, o 3 cifras.</text:p>
      <text:p text:style-name="P1">De un postulante a un empleo, que realizó un test de capacitación, se obtuvo la siguiente información: nombre del postulante, cantidad total de preguntas que se le realizaron y cantidad de preguntas que contestó correctamente. Se pide confeccionar un programa que lea los datos del postulante e informe el nivel del mismo según el porcentaje de respuestas correctas que ha obtenido, y sabiendo que:</text:p>
      <text:p text:style-name="P1">Nivel superior: Porcentaje&gt;=90%.</text:p>
      <text:p text:style-name="P1">Nivel medio: Porcentaje&gt;=75% y &lt;90%.</text:p>
      <text:p text:style-name="P1">Nivel regular: Porcentaje&gt;=50% y &lt;75%.</text:p>
      <text:p text:style-name="P1">Fuera de nivel: Porcentaje&lt;50%.</text:p>
      <text:p text:style-name="P1"/>
      <text:p text:style-name="P1">.-Operadores lógicos &amp;&amp; (y) en las estructuras condicionales. <text:s/>(seccion 1 linea9)</text:p>
      <text:p text:style-name="P1"><text:soft-page-break/></text:p>
      <text:p text:style-name="P1"><text:s text:c="4"/>Realizar un programa que pida cargar una fecha cualquiera, luego verificar si dicha fecha corresponde a Navidad (se debe cargar por separado el dia, el mes y el año)</text:p>
      <text:p text:style-name="P1"><text:s text:c="4"/>Se ingresan tres valores por teclado, si todos son iguales se imprime la suma del primero con el segundo y a este resultado se lo multiplica por el tercero (tener en cuenta que puede haber tres condiciones simples)</text:p>
      <text:p text:style-name="P1"><text:s text:c="4"/>Se ingresan por teclado tres números, si todos los valores ingresados son menores a 10, imprimir en la página la leyenda ' Todos los números son menores a diez'.</text:p>
      <text:p text:style-name="P1"><text:s text:c="4"/>Escribir un programa que pida ingresar la coordenada de un punto en el plano, es decir dos valores enteros x e y.</text:p>
      <text:p text:style-name="P1"><text:s text:c="4"/>Posteriormente imprimir en pantalla en qué cuadrante se ubica dicho punto. (1º Cuadrante si x &gt; 0 Y y &gt; 0 , 2º Cuadrante: x &lt; 0 Y y &gt; 0, etc.)</text:p>
      <text:p text:style-name="P1"><text:s text:c="4"/>De un operario se conoce su sueldo y los años de antigüedad. Se pide confeccionar un programa que lea los datos de entrada e informe</text:p>
      <text:p text:style-name="P1"><text:s text:c="4"/>a) Si el sueldo es inferior a 500 y su antigüedad es igual o superior a 10 años, otorgarle un aumento del 20 %, mostrar el sueldo a pagar.</text:p>
      <text:p text:style-name="P1"><text:s text:c="4"/>b) Si el sueldo es inferior a 500 pero su antigüedad es menor a 10 años, otorgarle un aumento de 5 %.</text:p>
      <text:p text:style-name="P1"><text:s text:c="4"/>c) Si el sueldo es mayor o igual a 500 mostrar el sueldo en la página sin cambios.</text:p>
      <text:p text:style-name="P1"/>
      <text:p text:style-name="P1">.-Operadores lógicos || (o) en las estructuras condicionales. <text:s text:c="2"/>(seccion 1 linea10)</text:p>
      <text:p text:style-name="P1">Se ingresan por teclado tres números, si al menos uno de los valores ingresados es menores a 10, imprimir en la página la leyenda 'Alguno de los números son menores a diez'. </text:p>
      <text:p text:style-name="P1"/>
      <text:p text:style-name="P1">.- Estructuras switch. <text:s/>(seccion 2 linea11)</text:p>
      <text:p text:style-name="P1">Solicitar el ingreso alguna de estas palabras (casa, mesa, perro, gato) luego mostrar la palabra traducida en inglés. Es decir, si se ingresa 'casa' debemos mostrar el texto 'house' en la página. </text:p>
      <text:p text:style-name="P1"><text:soft-page-break/></text:p>
      <text:p text:style-name="P1">.-Estructura repetitiva (while) <text:s/>(seccion 2 linea12)</text:p>
      <text:p text:style-name="P1"/>
      <text:p text:style-name="P1"><text:s text:c="4"/>Realizar un programa que imprima 25 términos de la serie 11 - 22 - 33 - 44, etc. (No se ingresan valores por teclado).</text:p>
      <text:p text:style-name="P1"><text:s text:c="4"/>Mostrar los múltiplos de 8 hasta el valor 500. Debe aparecer en pantalla 8 -16 -24, etc.</text:p>
      <text:p text:style-name="P1"/>
      <text:p text:style-name="P1">.-Concepto de acumulador. <text:s/>(seccion 2 linea13)</text:p>
      <text:p text:style-name="P1">Ha llegado la parte fundamental, que es el momento donde uno desarrolla individualmente un algoritmo para la resolución de problemas.</text:p>
      <text:p text:style-name="P1">El tiempo a dedicar a esta sección EJERCICIOS PROPUESTOS debe ser mucho mayor que el empleado al ver EJERCICIOS RESUELTOS.</text:p>
      <text:p text:style-name="P1">La experiencia dice que debemos dedicar el 80 % del tiempo a la resolución individual de problemas y el otro 20 % al análisis y codificación de problemas ya resueltos por otras personas.</text:p>
      <text:p text:style-name="P1">Es de vital importancia para llegar a ser un buen PROGRAMADOR poder resolver problemas en forma individual.</text:p>
      <text:p text:style-name="P1"/>
      <text:p text:style-name="P1"><text:s text:c="4"/>Escribir un programa que lea 10 notas de alumnos y nos informe cuántos tienen notas mayores o iguales a 7 y cuántos menores.</text:p>
      <text:p text:style-name="P1"><text:s text:c="4"/>Se ingresan un conjunto de 5 alturas de personas por teclado. Mostrar la altura promedio de las personas.</text:p>
      <text:p text:style-name="P1"><text:s text:c="4"/>En una empresa trabajan 5 empleados cuyos sueldos oscilan entre $100 y $500, realizar un programa que lea los sueldos que cobra cada empleado e informe cuántos empleados cobran entre $100 y $300 y cuántos cobran más de $300. Además el programa deberá informar el importe que gasta la empresa en sueldos al personal.</text:p>
      <text:p text:style-name="P1"><text:s text:c="4"/>Realizar un programa que imprima 20 términos de la serie 5 - 10 - 15 - 20, etc. (No se ingresan valores por teclado)</text:p>
      <text:p text:style-name="P1"><text:s text:c="4"/>Mostrar los múltiplos de 10 hasta el valor 1500.</text:p>
      <text:p text:style-name="P1"><text:s text:c="4"/>Debe aparecer en pantalla 10 - 20 -30 etc.</text:p>
      <text:p text:style-name="P1"><text:soft-page-break/><text:s text:c="4"/>Realizar un programa que permita cargar dos listas de 3 valores cada una. Informar con un mensaje cual de las dos listas tiene un valor acumulado mayor (mensajes 'Lista 1 mayor', 'Lista 2 mayor', 'Listas iguales')</text:p>
      <text:p text:style-name="P1"><text:s text:c="4"/>Tener en cuenta que puede haber dos o más estructuras repetitivas en un algoritmo.</text:p>
      <text:p text:style-name="P1"><text:s text:c="4"/>Desarrollar un programa que permita cargar 5 números enteros y luego nos informe cuántos valores fueron pares y cuántos impares.</text:p>
      <text:p text:style-name="P1"><text:s text:c="4"/>Emplear el operador "%" en la condición de la estructura condicional.</text:p>
      <text:p text:style-name="P1"/>
      <text:p text:style-name="P1"><text:s text:c="4"/><text:tab/>if (valor%2==0)</text:p>
      <text:p text:style-name="P1"/>
      <text:p text:style-name="P1"><text:s text:c="4"/>El operador "%" retorna el resto de la división valor / 2. Por ejemplo: 12 % 2, retorna 0; 13 % 2, retorna 1, porque el resto de dividir 13 en 2 es 1.</text:p>
      <text:p text:style-name="P1"/>
      <text:p text:style-name="P1">.-Estructura repetitiva (do/while) <text:s text:c="4"/>(seccion 2 linea14)</text:p>
      <text:p text:style-name="P1"/>
      <text:p text:style-name="P1"><text:s text:c="4"/>Realizar un programa que acumule (sume) valores ingresados por teclado hasta ingresa el 9999 (no sumar dicho valor, solamente indica que ha finalizado la carga). Imprimir el valor acumulado e informar si dicho valor es cero, mayor a cero o menor a cero.</text:p>
      <text:p text:style-name="P1"><text:s text:c="4"/>En un banco se procesan datos de las cuentas corrientes de sus clientes. De cada cuenta corriente se conoce: número de cuenta, nombre del cliente y saldo actual. El ingreso de datos debe finalizar al ingresar un valor negativo en el número de cuenta.</text:p>
      <text:p text:style-name="P1"><text:s text:c="4"/>Se pide confeccionar un programa que lea los datos de las cuentas corrientes e informe:</text:p>
      <text:p text:style-name="P1"><text:s text:c="4"/>a) De cada cuenta: número de cuenta, nombre del cliente y estado de la cuenta según su saldo, sabiendo que:</text:p>
      <text:p text:style-name="P1"/>
      <text:p text:style-name="P1"><text:s text:c="4"/>Estado de la cuenta<text:tab/>'Acreedor' si el saldo es &gt;0.</text:p>
      <text:p text:style-name="P1"><text:s text:c="4"/><text:tab/><text:tab/><text:tab/>'Deudor' si el saldo es &lt;0.</text:p>
      <text:p text:style-name="P1"><text:s text:c="4"/><text:tab/><text:tab/><text:tab/>'Nulo' si el saldo es =0.</text:p>
      <text:p text:style-name="P1"><text:soft-page-break/></text:p>
      <text:p text:style-name="P1"><text:s text:c="4"/>b) La suma total de los saldos acreedores.</text:p>
      <text:p text:style-name="P1"><text:s text:c="4"/>Se realizó un censo provincial y se desea procesar la información obtenida en dicho censo. De cada una de las personas censadas se tiene la siguiente información: número de documento, edad y sexo ('femenino' o 'masculino')</text:p>
      <text:p text:style-name="P1"><text:s text:c="4"/>Se pide confeccionar un programa que lea los datos de cada persona censada (para finalizar ingresar el valor cero en el número de documento) e informar:</text:p>
      <text:p text:style-name="P1"/>
      <text:p text:style-name="P1"><text:s text:c="5"/></text:p>
      <text:p text:style-name="P1"><text:s text:c="4"/>a)<text:tab/>Cantidad total de personas censadas.</text:p>
      <text:p text:style-name="P1"><text:s text:c="4"/>b)<text:tab/>Cantidad de varones.</text:p>
      <text:p text:style-name="P1"><text:s text:c="4"/>c)<text:tab/>Cantidad de mujeres.</text:p>
      <text:p text:style-name="P1"><text:s text:c="4"/>d)<text:tab/>Cantidad de varones cuya edad varía entre 16 y 65 años.</text:p>
      <text:p text:style-name="P1"/>
      <text:p text:style-name="P1">.-Estructura repetitiva (for) <text:s text:c="2"/>(seccion 2 linea15)</text:p>
      <text:p text:style-name="P1"><text:s/>Confeccionar un programa que lea 3 pares de datos, cada par de datos corresponde a la medida de la base y la altura de un triángulo. El programa deberá informar:</text:p>
      <text:p text:style-name="P1"><text:s text:c="4"/>a) De cada triángulo la medida de su base, su altura y su superficie.</text:p>
      <text:p text:style-name="P1"><text:s text:c="4"/>b) La cantidad de triángulos cuya superficie es mayor a 12.</text:p>
      <text:p text:style-name="P1"><text:s text:c="4"/>Desarrollar un programa que solicite la carga de 10 números e imprima la suma de lo últimos 5 valores ingresados.</text:p>
      <text:p text:style-name="P1"><text:s/>Desarrollar un programa que muestre la tabla de multiplicar del 5 (del 5 al 50).</text:p>
      <text:p text:style-name="P1"><text:s text:c="4"/>Confeccionar un programa que permita ingresar un valor del 1 al 10 y nos muestre la tabla de multiplicar del mismo (los primeros 12 términos)</text:p>
      <text:p text:style-name="P1"><text:s text:c="4"/>Ejemplo: Si ingreso 3 deberá aparecer en pantalla los valores 3, 6, 9, hasta el 36.</text:p>
      <text:p text:style-name="P1"><text:s text:c="4"/>Realizar un programa que lea los lados de 4 triángulos, e informar:</text:p>
      <text:p text:style-name="P1"><text:s text:c="4"/>a) De cada uno de ellos, qué tipo de triángulo es: equilátero (tres lados <text:soft-page-break/>iguales), isósceles (dos lados iguales), o escaleno (ningún lado igual)</text:p>
      <text:p text:style-name="P1"><text:s text:c="4"/>b) Cantidad de triángulos de cada tipo.</text:p>
      <text:p text:style-name="P1"><text:s text:c="4"/>c) Tipo de triángulo del que hay menor cantidad.</text:p>
      <text:p text:style-name="P1"><text:s text:c="4"/>Escribir un programa que pida ingresar coordenadas (x,y) que representan puntos en el plano. Informar cuántos puntos se han ingresado en el primer, segundo, tercer y cuarto cuadrante. Al comenzar el programa se pide que se ingrese la cantidad de puntos a procesar.</text:p>
      <text:p text:style-name="P1"><text:s text:c="4"/>Se realiza la carga de 10 valores enteros por teclado. Se desea conocer:</text:p>
      <text:p text:style-name="P1"><text:s text:c="4"/>a) La cantidad de valores negativos ingresados.</text:p>
      <text:p text:style-name="P1"><text:s text:c="4"/>b) La cantidad de valores positivos ingresados.</text:p>
      <text:p text:style-name="P1"><text:s text:c="4"/>c) La cantidad de múltiplos de 15.</text:p>
      <text:p text:style-name="P1"><text:s text:c="4"/>d) El valor acumulado de los números ingresados que son pares.</text:p>
      <text:p text:style-name="P1"><text:s text:c="4"/>Se cuenta con la siguiente información:</text:p>
      <text:p text:style-name="P1"><text:s text:c="4"/>Las edades de 5 estudiantes del turno mañana.</text:p>
      <text:p text:style-name="P1"><text:s text:c="4"/>Las edades de 6 estudiantes del turno tarde.</text:p>
      <text:p text:style-name="P1"><text:s text:c="4"/>Las edades de 11 estudiantes del turno noche.</text:p>
      <text:p text:style-name="P1"><text:s text:c="4"/>Las edades de cada estudiante deben ingresarse por teclado.</text:p>
      <text:p text:style-name="P1"><text:s text:c="4"/>a) Obtener el promedio de las edades de cada turno (tres promedios).</text:p>
      <text:p text:style-name="P1"><text:s text:c="4"/>b) Imprimir dichos promedios (promedio de cada turno).</text:p>
      <text:p text:style-name="P1"><text:s text:c="4"/>c) Mostrar por pantalla un mensaje que indique cual de los tres turnos tiene un promedio de edades mayor.</text:p>
      <text:p text:style-name="P1"/>
      <text:p text:style-name="P1">.- Funciones con parámetros. <text:s text:c="2"/>(seccion2 linea17)</text:p>
      <text:p text:style-name="P1"><text:s text:c="2"/>Elaborar una función a la cual le enviemos tres enteros y muestre el menor.</text:p>
      <text:p text:style-name="P1"><text:s text:c="4"/>Confeccionar una función a la cual le envíe tres enteros y los muestre ordenados de menor a mayor.</text:p>
      <text:p text:style-name="P1">.-Funciones que retornan un valor. <text:s text:c="2"/>(seccion2 linea18)</text:p>
      <text:p text:style-name="P1"/>
      <text:p text:style-name="P1"><text:soft-page-break/><text:s text:c="4"/>Confeccionar una función a la cual le envíe tres enteros y retorne el mayor de ellos.</text:p>
      <text:p text:style-name="P1"><text:s text:c="4"/>Elaborar una función a la cual le envíe el valor del lado de un cuadrado y me retorne su perímetro.</text:p>
      <text:p text:style-name="P1"><text:s text:c="4"/>Desarrollar una función que retorne la cantidad de dígitos que tiene una variable entera positiva.</text:p>
      <text:p text:style-name="P1"><text:s text:c="4"/>Elaborar una función que reciba tres enteros y retorne el promedio.</text:p>
      <text:p text:style-name="P1"><text:s text:c="4"/>Confeccionar una función que solicite la carga de 5 valores por teclado y retorne su suma.</text:p>
      <text:p text:style-name="P1">.-Clase Date <text:s text:c="3"/>(seccion 2 linea20)</text:p>
      <text:p text:style-name="P1">Confeccionar un programa que muestre en que cuatrimestre del año nos encontramos. Para esto obtener el mes.</text:p>
      <text:p text:style-name="P1">.-Clase Array <text:s/>(seccion 3 linea 21)</text:p>
      <text:p text:style-name="P1"/>
      <text:p text:style-name="P1"><text:s text:c="4"/>Desarrollar un programa que permita ingresar un vector de 8 elementos, e informe:</text:p>
      <text:p text:style-name="P1"><text:s text:c="4"/>El valor acumulado de todos los elementos del vector.</text:p>
      <text:p text:style-name="P1"><text:s text:c="4"/>El valor acumulado de los elementos del vector que sean mayores a 36.</text:p>
      <text:p text:style-name="P1"><text:s text:c="4"/>Cantidad de valores mayores a 50.</text:p>
      <text:p text:style-name="P1"><text:s text:c="4"/>Realizar un programa que pida la carga de dos vectores numéricos. Obtener la suma de los dos vectores, dicho resultado guardarlo en un tercer vector del mismo tamaño. Sumar componente a componente.</text:p>
      <text:p text:style-name="P1"><text:s text:c="4"/>El tamaño del vector es a elección.</text:p>
      <text:p text:style-name="P1"/>
      <text:p text:style-name="P1">.-Clase String(seccion 3 linea 22)</text:p>
      <text:p text:style-name="P1"/>
      <text:p text:style-name="P1"><text:s text:c="4"/>Ingresar una serie de nombres por teclado hasta que se cargue la palabra Fin, y mostrar cuántos nombres se ingresaron.</text:p>
      <text:p text:style-name="P1"><text:s text:c="4"/>Igual al anterior, pero que termine la aplicación sin contemplar mayúsculas ni minúsculas. Es decir que para salir se pueda teclear fin, Fin o FIN.</text:p>
      <text:p text:style-name="P1"><text:soft-page-break/><text:s text:c="4"/>Realizar la búsqueda de un string clave en un string fuente. Se deberá ingresar una frase o texto (fuente) y luego la clave a buscar. En caso de encontrarla, imprimir la posición, de lo contrario una leyenda.</text:p>
      <text:p text:style-name="P1"><text:s text:c="4"/>Ingresar una palabra o texto por teclado y determinar si es o no una palabra palíndromo. (Palabra que se lee de igual manera de adelante hacia atrás, que de atrás hacia delante)</text:p>
      <text:p text:style-name="P1"><text:s text:c="4"/>Realizar un programa que permita cargar una dirección de mail e implementar una función que verifique si el String tiene cargado el carácter @.</text:p>
      <text:p text:style-name="P1"><text:s text:c="4"/>Cargar un String por teclado e implementar las siguientes funciones:</text:p>
      <text:p text:style-name="P1"><text:s text:c="4"/>a) Imprimir la primera mitad de los caracteres de la cadena.</text:p>
      <text:p text:style-name="P1"><text:s text:c="4"/>b) Imprimir el último carácter.</text:p>
      <text:p text:style-name="P1"><text:s text:c="4"/>c) Imprimirlo en forma inversa.</text:p>
      <text:p text:style-name="P1"><text:s text:c="4"/>d) Imprimir cada carácter del String separado con un guión.</text:p>
      <text:p text:style-name="P1"><text:s text:c="4"/>e) Imprimir la cantidad de vocales almacenadas.</text:p>
      <text:p text:style-name="P1"><text:s text:c="4"/>Codifique un programa que permita cargar una oración por teclado, luego mostrar cada palabra ingresada en una línea distinta.</text:p>
      <text:p text:style-name="P1"/>
      <text:p text:style-name="P1"><text:s text:c="4"/>Por ejemplo si cargo:</text:p>
      <text:p text:style-name="P1"><text:s text:c="4"/><text:tab/>La mañana está fría.</text:p>
      <text:p text:style-name="P1"><text:s text:c="4"/>Debe aparecer:</text:p>
      <text:p text:style-name="P1"><text:s text:c="4"/>La</text:p>
      <text:p text:style-name="P1"><text:s text:c="4"/>mañana</text:p>
      <text:p text:style-name="P1"><text:s text:c="4"/>está</text:p>
      <text:p text:style-name="P1"><text:s text:c="4"/>fría.</text:p>
      <text:p text:style-name="P1">.-Clase String <text:s text:c="2"/>(seccion 3 linea23)</text:p>
      <text:p text:style-name="P1"/>
      <text:p text:style-name="P1"><text:s text:c="4"/>Ingresar una serie de nombres por teclado hasta que se cargue la palabra Fin, y mostrar cuántos nombres se ingresaron.</text:p>
      <text:p text:style-name="P1"><text:s text:c="4"/>Igual al anterior, pero que termine la aplicación sin contemplar mayúsculas ni minúsculas. Es decir que para salir se pueda teclear fin, Fin o FIN.</text:p>
      <text:p text:style-name="P1"><text:soft-page-break/><text:s text:c="4"/>Realizar la búsqueda de un string clave en un string fuente. Se deberá ingresar una frase o texto (fuente) y luego la clave a buscar. En caso de encontrarla, imprimir la posición, de lo contrario una leyenda.</text:p>
      <text:p text:style-name="P1"><text:s text:c="4"/>Ingresar una palabra o texto por teclado y determinar si es o no una palabra palíndromo. (Palabra que se lee de igual manera de adelante hacia atrás, que de atrás hacia delante)</text:p>
      <text:p text:style-name="P1"><text:s text:c="4"/>Realizar un programa que permita cargar una dirección de mail e implementar una función que verifique si el String tiene cargado el carácter @.</text:p>
      <text:p text:style-name="P1"><text:s text:c="4"/>Cargar un String por teclado e implementar las siguientes funciones:</text:p>
      <text:p text:style-name="P1"><text:s text:c="4"/>a) Imprimir la primera mitad de los caracteres de la cadena.</text:p>
      <text:p text:style-name="P1"><text:s text:c="4"/>b) Imprimir el último carácter.</text:p>
      <text:p text:style-name="P1"><text:s text:c="4"/>c) Imprimirlo en forma inversa.</text:p>
      <text:p text:style-name="P1"><text:s text:c="4"/>d) Imprimir cada carácter del String separado con un guión.</text:p>
      <text:p text:style-name="P1"><text:s text:c="4"/>e) Imprimir la cantidad de vocales almacenadas.</text:p>
      <text:p text:style-name="P1"><text:s text:c="4"/>Codifique un programa que permita cargar una oración por teclado, luego mostrar cada palabra ingresada en una línea distinta.</text:p>
      <text:p text:style-name="P1"/>
      <text:p text:style-name="P1"><text:s text:c="4"/>Por ejemplo si cargo:</text:p>
      <text:p text:style-name="P1"><text:s text:c="4"/><text:tab/>La mañana está fría.</text:p>
      <text:p text:style-name="P1"><text:s text:c="4"/>Debe aparecer:</text:p>
      <text:p text:style-name="P1"><text:s text:c="4"/>La</text:p>
      <text:p text:style-name="P1"><text:s text:c="4"/>mañana</text:p>
      <text:p text:style-name="P1"><text:s text:c="4"/>está</text:p>
      <text:p text:style-name="P1"><text:s text:c="4"/>fría.</text:p>
      <text:p text:style-name="P1">.-Formularios y eventos. (seccion3 linea24)</text:p>
      <text:p text:style-name="P1"/>
      <text:p text:style-name="P1"><text:s text:c="4"/>Crear un formulario con tres botones con las leyendas "1", "2" y "3". Mostrar un mensaje indicando qué botón se presionó.</text:p>
      <text:p text:style-name="P1"/>
      <text:p text:style-name="P1"><text:soft-page-break/>.-(seccion 3 linea 25)</text:p>
      <text:p text:style-name="P1">Crear un programa que permita cargar un entero en un text y al presionar un botón nos muestre dicho valor elevado al cubo (emplear la función alert).</text:p>
      <text:p text:style-name="P1"><text:s text:c="4"/>Cargar dos números en objetos de tipo text y al presionar un botón, mostrar el mayor.</text:p>
      <text:p text:style-name="P1"><text:s text:c="4"/>Cargar un nombre y un apellido en sendos text. Al presionar un botón, concatenarlos y mostrarlos en un tercer text (Tener en cuenta que podemos modificar la propiedad value de un objeto TEXT cuando ocurre un evento)</text:p>
      <text:p text:style-name="P1"/>
      <text:p text:style-name="P1">.-Control password (seccion 3 linea 26)</text:p>
      <text:p text:style-name="P1"><text:s text:c="4"/>Disponer dos campos de texto tipo password. Cuando se presione un botón mostrar si las dos claves ingresadas son iguales o no (es muy común solicitar al operador el ingreso de dos veces de su clave para validar si las escribió correctamente, esto se hace cuando se crea una password para el ingreso a un sitio o para el cambio de una existente).</text:p>
      <text:p text:style-name="P1"><text:s text:c="4"/>Tener en cuenta que podemos emplear el operador == para ver si dos string son iguales.</text:p>
      <text:p text:style-name="P1"/>
      <text:p text:style-name="P1">.-Control SELECT <text:s/>(seccion 3 linea 27)</text:p>
      <text:p text:style-name="P1">Confeccionar una página que muestre un objeto SELECT con distintos tipos de pizzas (Jamón y Queso, Muzzarella, Morrones). Al seleccionar una, mostrar en un objeto de tipo TEXT el precio de la misma.</text:p>
      <text:p text:style-name="P1"><text:s text:c="4"/>Generar un presupuesto de un equipo de computación a partir de tres objetos de tipo SELECT que nos permiten seleccionar:</text:p>
      <text:p text:style-name="P1"><text:s text:c="4"/>Procesador (Intel I3 - $400, Intel I5 $600, Intel I7 $800).</text:p>
      <text:p text:style-name="P1"><text:s text:c="4"/>Monitor (Samsung 20' - $250, Samsung 22' - $350, Samsung 26' - $550)</text:p>
      <text:p text:style-name="P1"><text:s text:c="4"/>Disco Duro(500 Gb - $300, 1 Tb - $440, 3 Tb - $500)</text:p>
      <text:p text:style-name="P1"><text:s text:c="4"/>Para cada característica indicamos string a mostrar (Ej. Intel I3) y el valor asociado a dicho string (Ej. 400).</text:p>
      <text:p text:style-name="P1"><text:s text:c="4"/>Al presionar un botón "Calcular" mostrar el presupuesto en un objeto de tipo TEXT.</text:p>
      <text:p text:style-name="P1"><text:s text:c="4"/>Confeccionar una página que permita seleccionar una pizza y la cantidad de <text:soft-page-break/>unidades. Luego al presionar un botón calcular el importe a pagar.</text:p>
      <text:p text:style-name="P1"><text:s text:c="4"/>Utilizar un objeto de la clase SELECT para la selección de la pizza, pudiendo ser:</text:p>
      <text:p text:style-name="P1"><text:s text:c="4"/>Queso: $ 4.</text:p>
      <text:p text:style-name="P1"><text:s text:c="4"/>Jamón y queso: $ 6.</text:p>
      <text:p text:style-name="P1"><text:s text:c="4"/>Especial: $ 10.</text:p>
      <text:p text:style-name="P1"><text:s text:c="4"/>A la cantidad de pizzas cargarla en un objeto de la clase TEXT y en otro objeto de la clase TEXT mostrar el importe total a abonar.</text:p>
      <text:p text:style-name="P1"><text:s text:c="4"/>Confeccionar una página que permita tomar un examen múltiple choice. Se debe mostrar una pregunta y seguidamente un objeto SELECT con las respuestas posibles. Al presionar un botón mostrar la cantidad de respuestas correctas e incorrectas (Disponer 4 preguntas y sus respectivos controles SELECT)</text:p>
      <text:p text:style-name="P1"/>
      <text:p text:style-name="P1">.-Control CHECKBOX <text:s/>(seccion 3 linea 28)</text:p>
      <text:p text:style-name="P1">Confeccionar una página que muestre tres checkbox que permitan seleccionar los deportes que practica el usuario (Fútbol, Básket, Tenis) Mostrar al presionar un botón los deportes que a elegido. </text:p>
      <text:p text:style-name="P1"/>
      <text:p text:style-name="P1">.-control RADIO (seccion 3 linea 29)</text:p>
      <text:p text:style-name="P1"><text:s text:c="4"/>Confeccionar una página que muestre dos objetos de la clase RADIO solicitando que seleccione si es mayor de 18 años o no. Al presionar un botón mostrar un alert indicando si puede ingresar al sitio o no.</text:p>
      <text:p text:style-name="P1">.-Control TEXTAREA (seccion 3 linea 30)</text:p>
      <text:p text:style-name="P1"><text:s/>Confeccionar una página de visitas a un sitio, solicitar ingresar el nombre de una persona, su mail y los comentarios (TEXTAREA). Mostrar luego llamando a la función alert los datos ingresados.</text:p>
      <text:p text:style-name="P1"/>
      <text:p text:style-name="P1">.-Eventos onFocus y onBlur (seccion 4 linea 31)</text:p>
      <text:p text:style-name="P1"><text:s/>Confeccionar una página de visitas a un sitio, solicitar ingresar el nombre de una persona, su mail y los comentarios (TEXTAREA). Mostrar luego llamando a la función alert los datos ingresados.</text:p>
      <text:p text:style-name="P1"><text:soft-page-break/></text:p>
      <text:p text:style-name="P1">.-Eventos onMouseOver y onMouseOut (seccion 4 linea 32)</text:p>
      <text:p text:style-name="P1">Modificar el segundo problema resuelto (las casillas de la tabla que cambian el color cuando ingresamos con el mouse) para permitir llamar mediante hipervínculos a distintos programas que administran web-mail (gmail, hotmail y yahoo)</text:p>
      <text:p text:style-name="P1"/>
      <text:p text:style-name="P1">.-Evento onLoad (seccion 4 linea 33)</text:p>
      <text:p text:style-name="P1"><text:s text:c="2"/>Confeccionar una página que muestre un mensaje con la función alert inmediatamente después que se cargue.</text:p>
      <text:p text:style-name="P1"/>
      <text:p text:style-name="P1">.-el objeto window (seccion 4 linea 34)</text:p>
      <text:p text:style-name="P1"><text:s/>Confeccionar una página que permita abrir otra ventana cuando se presiona un botón. Dicha ventana debe tener como ancho 600 pixeles y alto 300 pixeles.</text:p>
      <text:p text:style-name="P1"/>
      <text:p text:style-name="P1">.-Propiedad location del objeto window <text:s/>(seccion 4 linea 35)</text:p>
      <text:p text:style-name="P1">Confeccionar una página que tenga un hipervínculo. Cuando se presione dicho hipervínculo generar un valor aleatorio entre 0 y 2. Si se genera el 0 llamar al webmail de hotmail, si se genera un 1 llamar a gmail en caso de generarse un 2 llamar a yahoo.</text:p>
      <text:p text:style-name="P1">Para generar un valor aleatorio utilizar la función random del objeto Math.</text:p>
      <text:p text:style-name="P1">var num;</text:p>
      <text:p text:style-name="P1">num=Math.random()*3; //se guarda en num un valor comprendido entre 0.00001 y 2.99999</text:p>
      <text:p text:style-name="P1">num=parseInt(num); <text:s/>//guardamos solo la parte entera de la variable num</text:p>
      <text:p text:style-name="P1">if (num==0)</text:p>
      <text:p text:style-name="P1"><text:s text:c="4"/>window.location='<text:a xlink:type="simple" xlink:href="http://www.hotmail.com/" text:style-name="Internet_20_link" text:visited-style-name="Visited_20_Internet_20_Link">http://www.hotmail.com</text:a>';</text:p>
      <text:p text:style-name="P1">.....</text:p>
      <text:p text:style-name="P1"/>
      <text:p text:style-name="P1">.-Propiedad history del objeto window(seccion 4 linea 36)</text:p>
      <text:p text:style-name="P1"><text:soft-page-break/>.-Propiedad screen del objeto window(seccion 4 linea 37)</text:p>
      <text:p text:style-name="P1"><text:s/>Confeccionar un programa que al presionar un botón aparezca una ventana que ocupe todo el ancho del monitor y la mitad de su altura.</text:p>
      <text:p text:style-name="P1"/>
      <text:p text:style-name="P1">.-Propiedad navigator del objeto window(seccion 4 linea 38)</text:p>
      <text:p text:style-name="P1">Una vez que se cargue la página mostrar un alert indicando si el navegador tiene activas las cookies.</text:p>
      <text:p text:style-name="P1"/>
      <text:p text:style-name="P1">.-Archivo js externo (*.js)(seccion 4 linea 39)</text:p>
      <text:p text:style-name="P1"/>
      <text:p text:style-name="P1">.-Programación orientada a objetos en JavaScript.(seccion 4 linea 40)</text:p>
      <text:p text:style-name="P1">Confeccionar una clase llamada suma, que contenga dos atributos (valor1, valor2) y tres métodos: cargarvalor1, cargarvalor2 y retornarresultado. Implementar la clase suma.</text:p>
      <text:p text:style-name="P1"><text:s text:c="4"/>La definición de un objeto de la clase que deben plantear es:</text:p>
      <text:p text:style-name="P1"><text:s text:c="5"/>var s=new suma();</text:p>
      <text:p text:style-name="P1"><text:s text:c="4"/>s.primervalor(10);</text:p>
      <text:p text:style-name="P1"><text:s text:c="4"/>s.segundovalor(20);</text:p>
      <text:p text:style-name="P1"><text:s text:c="4"/>document.write('La suma de los dos valores es:'+s.retornarresultado());</text:p>
      <text:p text:style-name="P1"/>
      <text:p text:style-name="P1">.-Definición de varias clases.(seccion 5 linea 41)</text:p>
      <text:p text:style-name="P1">Plantear una clase persona (que permita cargar por teclado su nombre y edad).</text:p>
      <text:p text:style-name="P1"><text:s text:c="4"/>Por otro lado crear una clase empresa que tenga como atributos el nombre y la edad tope para que una persona pueda ingresar como trabajador en la misma.</text:p>
      <text:p text:style-name="P1"><text:s text:c="4"/>Confeccionar un pequeño programa en JavaScript que defina 3 objetos de la clase persona y 1 de la clase empresa. Mostrar cuántas de esas personas están inhabilidadas para ingresar como trabajadores de acuerdo a la edad tope.</text:p>
      <text:p text:style-name="P1"/>
      <text:p text:style-name="P1">.-Vectores con componentes de tipo objeto.(seccion 5 linea 42)</text:p>
      <text:p text:style-name="P1"><text:soft-page-break/>Confeccionar una clase persona que permita almacenar el nombre y la edad. Luego definir un vector de 4 componentes de tipo persona. Imprimir el nombre de la persona de mayor edad; decir también si hay más de una persona con la edad mayor.</text:p>
      <text:p text:style-name="P1"/>
      <text:p text:style-name="P1">.-Creacion de objetos lineales (seccion 5 linea 43)</text:p>
      <text:p text:style-name="P1"/>
      <text:p text:style-name="P1"><text:s text:c="4"/>Crear un objeto que represente los datos de un participante de un juego. Definir las propiedades</text:p>
      <text:p text:style-name="P1">nombre</text:p>
      <text:p text:style-name="P1">puntos</text:p>
      <text:p text:style-name="P1"><text:s text:c="3"/>y las funciones:</text:p>
      <text:p text:style-name="P1"><text:s text:c="2"/>imprimir (mostrar el nombre de jugador y los puntos actuales)</text:p>
      <text:p text:style-name="P1"><text:s text:c="4"/>aumentarpuntos (permite incrementar la cantidad de puntos actuales del jugador)</text:p>
      <text:p text:style-name="P1"><text:s text:c="4"/>verificarsigano (mostrar un mensaje si los puntos superan a 1000)</text:p>
      <text:p text:style-name="P1"/>
      <text:p text:style-name="P1">.-Array: Diferentes formas de crearlos(seccion 5 linea 44)</text:p>
      <text:p text:style-name="P1">Confeccionar un programa que defina dos array, en uno almacenar los días de la semana y en otro los nombres de los meses. Emplear dos sintaxis diferentes para crear e inicializar sus componentes.</text:p>
      <text:p text:style-name="P1"/>
      <text:p text:style-name="P1">.- Array:densos(seccion 5 linea 45)</text:p>
      <text:p text:style-name="P1">Crear un vector con 10 valores aleatorios comprendidos entre 1 y 500. Luego crear otros dos vectores y copiar los elementos menores a 250 en el segundo vector y los mayores o iguales a 250 en el tercer vector. Imprimir los tamaños del segundo y tercer vector. Imprimir los tres vectores.</text:p>
      <text:p text:style-name="P1"/>
      <text:p text:style-name="P1">.-Array: no densos o dispersos (seccion 5 linea 46)</text:p>
      <text:p text:style-name="P1"><text:s/>Crear un vector disperso que representen premios de una rifa. Las posiciones indican los números que tienen premio. Almacenar en dichas posiciones los <text:soft-page-break/>premios. Genera 10 premios con los montos 1000,2000,3000 etc.</text:p>
      <text:p text:style-name="P1"><text:s text:c="4"/>La cantidad de números de la rifa son 1000.</text:p>
      <text:p text:style-name="P1"><text:s text:c="4"/>Generar valores aleatorios para los números con premio.</text:p>
      <text:p text:style-name="P1"><text:s text:c="4"/>Imprimir Los números con premio y los montos de los mismos.</text:p>
      <text:p text:style-name="P1"/>
      <text:p text:style-name="P1">.-Array: metodos push y pop (seccion 5 linea 47)</text:p>
      <text:p text:style-name="P1">Crear un vector con 5 valores aleatorios comprendidos entre 1 y 1000. Luego extraer los dos últimos elementos sumarlos y mostrarlos. Imprimir también el tamaño final del vector. </text:p>
      <text:p text:style-name="P1"/>
      <text:p text:style-name="P1">.-Array: metodos unshift y shift (seccion 5 linea 48)</text:p>
      <text:p text:style-name="P1">.-Array: instruccion delete (seccion 5 linea 49)</text:p>
      <text:p text:style-name="P1"/>
      <text:p text:style-name="P1">.-Array: metodos sort y reverse (seccion 5 linea 50)</text:p>
      <text:p text:style-name="P1">Cargar los sueldos de un conjunto de empleados. Finalizar la carga al ingresar cero. Mostrar por pantalla los sueldos ordenados de mayor a menor. </text:p>
      <text:p text:style-name="P1"/>
      <text:p text:style-name="P1">.-Array: metodo splice (seccion 6 linea 51)</text:p>
      <text:p text:style-name="P1">Crear un vector con una lista de valores. Luego borrar las componentes donde hay un 2 y al mismo tiempo insertar dos elementos con el valor 1. </text:p>
      <text:p text:style-name="P1"/>
      <text:p text:style-name="P1">.-Array: metodo slice (seccion 6 linea 52)</text:p>
      <text:p text:style-name="P1"><text:s/>Crear un vector de 10 elementos con valores aleatorios comprendidos entre 0 y 1000. Buscar el menor y luego generar otro vector a partir de dicha posición hasta el final.</text:p>
      <text:p text:style-name="P1"/>
      <text:p text:style-name="P1">.-Array: metodo join (seccion 6 linea 53)</text:p>
      <text:p text:style-name="P1">Crear un vector con los datos de 5 personas. Luego imprimir por pantalla uno abajo de otro utilizando el método join para generar un string y agregarle entre elementos la marca html &lt;br&gt;.</text:p>
      <text:p text:style-name="P1"><text:soft-page-break/></text:p>
      <text:p text:style-name="P1">.-Array: metodo concat (seccion 6 linea 54)</text:p>
      <text:p text:style-name="P1">.-Array: metodo toString <text:s/>(seccion 6 linea 55)</text:p>
      <text:p text:style-name="P1">Crear un vector de 10 elementos. Inicializar los valores del vector cuando se crea. Inicializar dos variables que resulten de llamar primero al método toString() y la segunda variable inicializarla llamando al método join() sin parámetros. Mostrar un mensaje si el resultado de la ejecución de los dos métodos retorna el mismo valor (empleando un if para comparar los string)</text:p>
      <text:p text:style-name="P1"/>
      <text:p text:style-name="P1">.-Array: distintas formas de recorrerlo (seccion 6 linea 56)</text:p>
      <text:p text:style-name="P1">.-Array: Funciones: objeto arguments(seccion 6 linea 57)</text:p>
      <text:p text:style-name="P1"><text:s text:c="2"/>Confeccionar una función que obtenga y retorne el mayor valor de una lista de enteros que le pasamos como parámetros.</text:p>
      <text:p text:style-name="P1"/>
      <text:p text:style-name="P1">.-Array: Funciones: variables locales y variables globales <text:s/>(seccion 6 linea 58)</text:p>
      <text:p text:style-name="P1">.-Array: Funciones: caracteres válidos para su nombre(seccion 6 linea 59)</text:p>
      <text:p text:style-name="P1">.-Array: Funciones: Anidaddas (seccion 6 linea 60)</text:p>
      <text:p text:style-name="P1"><text:s/>Confeccionar una función que reciba un parámetro y defina una variable local. Definir dentro de la función que acabamos de crear una función anidada que contenga un parámetro.</text:p>
      <text:p text:style-name="P1"><text:s text:c="4"/>En la función anidada imprimir el parámetro de la función que la contiene, el parámetro que tiene la función anidada y el valor de la variable local de la función principal.</text:p>
      <text:p text:style-name="P1"/>
      <text:p text:style-name="P1">.-Array: Funciones: parametros de tipo funcion (seccion 7 linea 61)</text:p>
      <text:p text:style-name="P1">.-Array: eventos (seccion 7 linea 62)</text:p>
      <text:p text:style-name="P1">.-Array: eventos:click y dblclick <text:s/>(seccion 7 linea 63)</text:p>
      <text:p text:style-name="P1"><text:s/>Realizar un programa que muestre en un div el número 2. Cada vez que se hace doble clic sobre el mismo duplicar el valor contenido en el div.</text:p>
      <text:p text:style-name="P1"/>
      <text:p text:style-name="P1"><text:soft-page-break/>.-Array: eventos:mousedown y mouseup (seccion 7 linea 64)</text:p>
      <text:p text:style-name="P1"><text:s text:c="4"/>Elaborar un programa que muestre un div de color rojo. Cuando se presione cambiar el color a amarillo y luego de soltar el botón del mouse volver a pintar de rojo.</text:p>
      <text:p text:style-name="P1"/>
      <text:p text:style-name="P1">.-Array: eventos:mouseover y mouseout <text:s/>(seccion 7 linea 65)</text:p>
      <text:p text:style-name="P1"><text:s/>Mostrar un elemento de tipo H1, luego cuando se ingrese con el mouse dentro del mismo cambiar el color a letra roja y color de fondo amarillo, luego cuando se mueva la flecha del mouse fuera del elemento volver al color original.</text:p>
      <text:p text:style-name="P1"/>
      <text:p text:style-name="P1">.-Array: eventos: mousemove (seccion 7 linea 66)</text:p>
      <text:p text:style-name="P1">.-Array: eventos: keydown,keyup y keypress (seccion 7 linea 67)</text:p>
      <text:p text:style-name="P1">.-Array: evento: change (seccion 7 linea 68)</text:p>
      <text:p text:style-name="P1">Confeccionar un formulario que muestre un checkbox que cuando se tilde active un botón (el checkbox debe mostrar un mensaje que diga : "Confirma los términos y condiciones?") </text:p>
      <text:p text:style-name="P1"/>
      <text:p text:style-name="P1">.-Array: eventos: focus y blur (seccion 7 linea 69)</text:p>
      <text:p text:style-name="P1">.-Parametro del metodo asociado al addEventListener. <text:s text:c="3"/>(seccion 7 linea 70)</text:p>
      <text:p text:style-name="P1"><text:s text:c="4"/>Implementar un tablero de TaTeTi. Asociar el evento click de los 9 botones a una única función. Alternar entre las "X" y "O". Mostrar un mensaje cuando gana un jugador.</text:p>
      <text:p text:style-name="P1"/>
      <text:p text:style-name="P1">.-Evento: submit (seccion 8 linea 71)</text:p>
      <text:p text:style-name="P1">.-Operadores de igualdad y desigualdad(==,===,!=,!===) (seccion 8 linea 72)</text:p>
      <text:p text:style-name="P1">.-Funcion isNaN (seccion 8 linea 73)</text:p>
      <text:p text:style-name="P1">.-Funcion isFinite (seccion 8 linea 74)</text:p>
      <text:p text:style-name="P1">Se ingresan por teclado dos números (emplear parseFloat para convertirlos) mostrar un mensaje si alguno de los dos no es un número (isNaN). Luego si son valores numéricos proceder a multiplicarlos y verificar si el resultado es finito <text:soft-page-break/>(isFinite) para mostrar el resultado.</text:p>
      <text:p text:style-name="P1"/>
      <text:p text:style-name="P1">.-Funciones setInterval, clearInterval,setTimeout y clearTimeout. (seccion 8 linea 75)</text:p>
      <text:p text:style-name="P1"><text:s text:c="4"/>Confeccionar una página que luego de 10 segundos redireccione a otro sitio empleando para ello la función setTimeout.</text:p>
      <text:p text:style-name="P1"/>
      <text:p text:style-name="P1">.-Operador condicional ? (seccion 8 linea 76)</text:p>
      <text:p text:style-name="P1">Ingresar el sueldo bruto de un trabajador. Si supera a 10000 aplicar un descuento del 10%, en caso contrario el descuento es del 5%.</text:p>
      <text:p text:style-name="P1"/>
      <text:p text:style-name="P1">.-Expresiones regulares: <text:s/>(seccion 8 linea 77)</text:p>
      <text:p text:style-name="P1">.-Expresiones regulares: <text:s/>(^ principio $ fin) de cadena (seccion 8 linea 78)</text:p>
      <text:p text:style-name="P1">.-Expresiones regulares: [] conjunto de caracteres opcionales<text:tab/> (seccion 8 linea 79)</text:p>
      <text:p text:style-name="P1">.-Expresiones regulares: cuantificadores o repeticiones {x} {x,y} {x,} (seccion 8 linea 80)</text:p>
      <text:p text:style-name="P1"><text:s/>Validar que se ingrese un número de 3 dígitos enteros, el carácter punto y 2 dígitos decimales.</text:p>
      <text:p text:style-name="P1"><text:s text:c="4"/>Solicitar el ingreso de la coordenada de un punto. El formato a ingresar por teclado es:</text:p>
      <text:p text:style-name="P1"><text:s text:c="2"/>(999,999) <text:s/>Los números pueden tener entre 1 y 3 dígitos.</text:p>
      <text:p text:style-name="P1"/>
      <text:p text:style-name="P1">.-Expresiones regulares: metacaracteres de cuantificadores alternativos * ? + <text:s/>(seccion 9 linea 81)</text:p>
      <text:p text:style-name="P1"/>
      <text:p text:style-name="P1">.-Expresiones regulares <text:s/>abreviadas: \d \w \s \D \W <text:s text:c="2"/>(seccion 9 linea 82)</text:p>
      <text:p text:style-name="P1">Validar si un string contiene 4 números de 3 dígitos cada uno separados por coma.</text:p>
      <text:p text:style-name="P1"/>
      <text:p text:style-name="P1"><text:soft-page-break/>.-Expresiones regulares <text:s/>alternancia | <text:s/>(seccion 9 linea 83)</text:p>
      <text:p text:style-name="P1">Confeccionar una expresión regular que valide el ingreso del nombre de un día de la semana y un número de 1 o 2 dígitos.</text:p>
      <text:p text:style-name="P1"/>
      <text:p text:style-name="P2">.-Expresiones regulares <text:s/>metacarecter punto (seccion 9 linea 84)</text:p>
      <text:p text:style-name="P2">.-Expresiones regulares: <text:s/>agrupación en subpatrones ()<text:tab/> (seccion 9 linea 85) <text:s text:c="3"/></text:p>
      <text:p text:style-name="P2">Validar el ingreso de una hora con el formato hh:mm:ss o hh:mm</text:p>
      <text:p text:style-name="P2"/>
      <text:p text:style-name="P2">.-Expresiones regulares: <text:s/>métodos test y exec del objeto RegExp(seccion 9 linea 86) <text:s text:c="3"/></text:p>
      <text:p text:style-name="P2">.-Expresiones regulares: <text:s/>modificadores i (insensitive) g (global) m (multiline)(seccion 9 linea 87) <text:s text:c="3"/></text:p>
      <text:p text:style-name="P2">.-Expresiones regulares: <text:s/>métodos search, replace, split, match del objeto String.<text:tab/> (seccion 9 linea 88).</text:p>
      <text:p text:style-name="P2"/>
      <text:p text:style-name="P3"><text:s/>(seccion 9 linea <text:span text:style-name="T1">90</text:span>)-ES6 - Plantillas de cadenas de caracteres</text:p>
      <text:p text:style-name="P7">template literals</text:p>
      <text:p text:style-name="P11">&lt;script&gt;</text:p>
      <text:p text:style-name="Preformatted_20_Text"><text:s text:c="2"/>const valor1=parseInt(prompt('Ingrese primer valor:'));</text:p>
      <text:p text:style-name="Preformatted_20_Text"><text:s text:c="2"/>const valor2=parseInt(prompt('Ingrese segundo valor:'));</text:p>
      <text:p text:style-name="Preformatted_20_Text"><text:s text:c="2"/>document.write(`La suma de ${valor1} y ${valor2} es ${valor1+valor2}`);</text:p>
      <text:p text:style-name="Preformatted_20_Text">&lt;/script&gt;</text:p>
      <text:p text:style-name="P4"><text:soft-page-break/><text:s/>(seccion <text:span text:style-name="T5">10</text:span> linea <text:span text:style-name="T1">91</text:span>) ES6 - Funciones con parámetros por defecto</text:p>
      <text:p text:style-name="P4">Confeccionar una función que reciba un vector y el tipo de lista HTML que se debe generar. Por defecto generar una lista no ordenada. Retornar una cadena con la lista HTML generada.</text:p>
      <text:p text:style-name="P4">Confeccionar una función que muestre la tabla de multiplicar. Si no llegan datos muestra por defecto la tabla del 2. Por defecto se muestran 10 términos de la tabla salvo que se indique un valor en contrario.<text:line-break/>La función debe tener 2 parámetros y ambos deben tener un valor por defecto.</text:p>
      <text:p text:style-name="P4"/>
      <text:p text:style-name="P4"><text:s/>(seccion <text:span text:style-name="T5">10</text:span> linea <text:span text:style-name="T1">92</text:span>)- <text:bookmark text:name="datos"/>ES6 - Funciones con parámetros Res<text:span text:style-name="T2">t</text:span></text:p>
      <text:p text:style-name="P4">Implementar una función que mediante un parámetro Rest reciba una lista de enteros y retorne un Array con los elementos ordenados de menor a mayor.</text:p>
      <text:p text:style-name="P4"/>
      <text:p text:style-name="P4">(seccion <text:span text:style-name="T5">10</text:span> linea <text:span text:style-name="T1">93</text:span>)-ES6 - operador Spread (operador de propagación)</text:p>
      <text:p text:style-name="P4">El método max de la clase Math recibe una lista de valores numéricos y nos retorna el mayor. Definir un vector con una lista de valores y llamar al método max utilizando el operador Spread</text:p>
      <text:p text:style-name="P4"/>
      <text:p text:style-name="P1"/>
      <text:p text:style-name="P1"/>
      <text:p text:style-name="P1"/>
      <text:p text:style-name="P1"/>
      <text:p text:style-name="P5"><text:soft-page-break/>(seccion <text:span text:style-name="T5">10</text:span> linea <text:span text:style-name="T1">94</text:span>)-ES6 - Arrow functions (funciones flecha)</text:p>
      <text:p text:style-name="P5">Ordenar un vector de enteros mediante el método sort, pasar una arrow function.</text:p>
      <text:p text:style-name="P5"/>
      <text:p text:style-name="P5">(seccion <text:span text:style-name="T5">10</text:span> linea <text:span text:style-name="T1">95</text:span>)-ES6 - nombres de métodos abreviados</text:p>
      <text:p text:style-name="P5">Crear un objeto que represente los datos de un participante de un juego. Definir las propiedades </text:p>
      <text:p text:style-name="Preformatted_20_Text"><text:s/>nombre</text:p>
      <text:p text:style-name="Preformatted_20_Text"><text:s/>puntos</text:p>
      <text:p text:style-name="Text_20_body">y los métodos: </text:p>
      <text:p text:style-name="Preformatted_20_Text">imprimir (mostrar el nombre de jugador y los puntos actuales)</text:p>
      <text:p text:style-name="Preformatted_20_Text">aumentarpuntos (permite incrementar la cantidad de puntos actuales del jugador)</text:p>
      <text:p text:style-name="Preformatted_20_Text">verificarsigano (mostrar un mensaje si los puntos superan a 1000)</text:p>
      <text:p text:style-name="P5"/>
      <text:p text:style-name="P5">(seccion <text:span text:style-name="T5">10</text:span> linea <text:span text:style-name="T1">96</text:span>)-ES6 - declaración de clases</text:p>
      <text:p text:style-name="P9"><text:span text:style-name="T3">1.-</text:span>Confeccionar una clase que permita carga el nombre y la edad de una persona. Mostrar los datos cargados. Imprimir un mensaje si es mayor de edad (edad&gt;=18) </text:p>
      <text:p text:style-name="P9"><text:span text:style-name="T3">2.-</text:span>Plantear una clase ListaOrdenada. En el constructor definir un atributo de tipo vector vacío.<text:line-break/>Luego definir dos métodos, uno que permita agregar elementos a la lista y otro que lo muestre en la página. </text:p>
      <text:p text:style-name="P10"><text:soft-page-break/>(seccion <text:span text:style-name="T5">10</text:span> linea <text:span text:style-name="T1">97</text:span>)-ES6 – Herencia</text:p>
      <text:p text:style-name="P6">Declarar una clase llamada Calculadora que reciba en el constructor dos valores.<text:line-break/>Definir las responsabilidades de sumar, restar, multiplicar, dividir e imprimir.</text:p>
      <text:p text:style-name="Text_20_body">Declarar luego una clase llamada CalculadoraCientifica que herede de Calculadora y añada las responsabilidades de calcular el cuadrado del primer número y la raíz cuadrada.</text:p>
      <text:p text:style-name="P10"/>
      <text:p text:style-name="P10">(seccion <text:span text:style-name="T5">10</text:span> linea <text:span text:style-name="T1">98</text:span>)-ES6 - Definición de getters y setters</text:p>
      <text:p text:style-name="P6">Declarar una clase llamada Persona.<text:line-break/>Definir los atributos donde almacenar su nombre y edad. Crear dos propiedades para que se puedan acceder a los atributos definidos.</text:p>
      <text:p text:style-name="Text_20_body">Validar que no se puedan ingresar valores negativos para la edad.</text:p>
      <text:p text:style-name="P10"/>
      <text:p text:style-name="P10">(seccion <text:span text:style-name="T5">10</text:span> linea <text:span text:style-name="T1">99</text:span>)-ES6 - Definición de métodos estáticos</text:p>
      <text:p text:style-name="P10">Plantear una clase llamada 'Matematica' que defina una serie de métodos estáticos que nos retorne el primero el mayor de dos enteros y el segundo el menor. Además agregar un tercer método estático que retorne un valor aleatorio entre dos valores enteros que le enviamos como parámetros.</text:p>
      <text:p text:style-name="P6">Declarar una clase llamada 'Fecha' con dos métodos estáticos:static retornarMes(mes)-Retorna el nombre de mes a partir de un valor de 1 a12.</text:p>
      <text:p text:style-name="Preformatted_20_Text"><text:s text:c="2"/>static fechaCompleta()-Retorna el día, mes y año actual separado por guiones.</text:p>
      <text:p text:style-name="Text_20_body"/>
      <text:p text:style-name="P10"><text:soft-page-break/>(seccion <text:span text:style-name="T5">10</text:span> linea <text:span text:style-name="T4">100</text:span>)-ES6 - Estructura repetitiva 'for of'</text:p>
      <text:p text:style-name="Preformatted_20_Text">Imprimir primero todo el arreglo y luego mediante otro for of recorrer el arreglo e imprimir todos los artículos con un precio superior a 30.</text:p>
      <text:p text:style-name="Preformatted_20_Text">&lt;script&gt;</text:p>
      <text:p text:style-name="Preformatted_20_Text"/>
      <text:p text:style-name="Preformatted_20_Text"><text:s text:c="2"/>const articulos = [</text:p>
      <text:p text:style-name="Preformatted_20_Text"><text:s text:c="4"/>{</text:p>
      <text:p text:style-name="Preformatted_20_Text"><text:s text:c="6"/>nombre:'sandía',</text:p>
      <text:p text:style-name="Preformatted_20_Text"><text:s text:c="6"/>precio:12</text:p>
      <text:p text:style-name="Preformatted_20_Text"><text:s text:c="4"/>},</text:p>
      <text:p text:style-name="Preformatted_20_Text"><text:s text:c="4"/>{</text:p>
      <text:p text:style-name="Preformatted_20_Text"><text:s text:c="6"/>nombre:'manzanas',</text:p>
      <text:p text:style-name="Preformatted_20_Text"><text:s text:c="6"/>precio:52</text:p>
      <text:p text:style-name="Preformatted_20_Text"><text:s text:c="4"/>},</text:p>
      <text:p text:style-name="Preformatted_20_Text"><text:s text:c="4"/>{</text:p>
      <text:p text:style-name="Preformatted_20_Text"><text:s text:c="6"/>nombre:'peras',</text:p>
      <text:p text:style-name="Preformatted_20_Text"><text:s text:c="6"/>precio:40</text:p>
      <text:p text:style-name="Preformatted_20_Text"><text:s text:c="4"/>},</text:p>
      <text:p text:style-name="Preformatted_20_Text"><text:s text:c="4"/>{</text:p>
      <text:p text:style-name="Preformatted_20_Text"><text:s text:c="6"/>nombre:'naranjas',</text:p>
      <text:p text:style-name="Preformatted_20_Text"><text:s text:c="6"/>precio:35</text:p>
      <text:p text:style-name="Preformatted_20_Text"><text:s text:c="4"/>} <text:s text:c="3"/></text:p>
      <text:p text:style-name="Preformatted_20_Text"><text:s text:c="2"/>]</text:p>
      <text:p text:style-name="Preformatted_20_Text"><text:s text:c="2"/></text:p>
      <text:p text:style-name="Preformatted_20_Text"><text:s text:c="2"/>document.write('&lt;h1&gt;Listado completo de artículos.&lt;/h1&gt;');</text:p>
      <text:p text:style-name="Preformatted_20_Text"><text:s text:c="2"/>for(let articulo of articulos)</text:p>
      <text:p text:style-name="Preformatted_20_Text"><text:s text:c="4"/>document.write(`${articulo.nombre} - ${articulo.precio}&lt;br&gt;`);</text:p>
      <text:p text:style-name="Preformatted_20_Text"><text:s text:c="2"/></text:p>
      <text:p text:style-name="Preformatted_20_Text"><text:s text:c="2"/>document.write('&lt;h1&gt;Listado de artículos con un precio superior a 30.&lt;/h1&gt;'); <text:s/></text:p>
      <text:p text:style-name="Preformatted_20_Text"><text:soft-page-break/><text:s text:c="2"/>for(let articulo of articulos)</text:p>
      <text:p text:style-name="Preformatted_20_Text"><text:s text:c="4"/>if (articulo.precio&gt;30)</text:p>
      <text:p text:style-name="Preformatted_20_Text"><text:s text:c="6"/>document.write(`${articulo.nombre} - ${articulo.precio}&lt;br&gt;`);</text:p>
      <text:p text:style-name="Preformatted_20_Text"/>
      <text:p text:style-name="Preformatted_20_Text">&lt;/script&gt;</text:p>
      <text:p text:style-name="Text_20_body"/>
      <text:p text:style-name="P10"/>
      <text:p text:style-name="P10">(seccion <text:span text:style-name="T5">10</text:span> linea <text:span text:style-name="T4">100</text:span>)-ES6 - Módulos</text:p>
      <text:p text:style-name="P10"/>
      <text:p text:style-name="P10"/>
      <text:p text:style-name="P5"/>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82cm" loext:contextual-spacing="false" fo:line-height="107%" fo:text-align="start" style:justify-single-word="false" fo:orphans="2" fo:widows="2" fo:text-indent="0cm" style:auto-text-indent="false" style:vertical-align="auto" style:writing-mode="lr-tb"/>
      <style:text-properties style:font-name="Calibri" fo:font-family="Calibri" style:font-family-generic="roman" style:font-pitch="variable" fo:font-size="11pt" fo:language="es" fo:country="MX" style:font-name-asian="Times New Roman" style:font-family-asian="'Times New Roman'" style:font-family-generic-asian="system" style:font-pitch-asian="variable" style:font-size-asian="11pt" style:language-asian="es" style:country-asian="MX" style:font-name-complex="Calibri1"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ocumentMap" style:family="paragraph" style:default-outline-level="">
      <style:paragraph-properties fo:margin-left="0cm" fo:margin-right="0cm" fo:margin-top="0cm" fo:margin-bottom="0.282cm" loext:contextual-spacing="false" fo:line-height="107%" fo:text-align="start" style:justify-single-word="false" fo:orphans="2" fo:widows="2" fo:text-indent="0cm" style:auto-text-indent="false" style:vertical-align="auto" style:writing-mode="lr-tb"/>
      <style:text-properties style:font-name="Calibri" fo:font-family="Calibri" style:font-family-generic="roman" style:font-pitch="variable" fo:font-size="11pt" fo:language="es" fo:country="MX" style:font-name-asian="Times New Roman" style:font-family-asian="'Times New Roman'" style:font-family-generic-asian="system" style:font-pitch-asian="variable" style:font-size-asian="11pt" style:language-asian="es" style:country-asian="MX" style:font-name-complex="Calibri1" style:font-family-complex="Calibri" style:font-family-generic-complex="system" style:font-pitch-complex="variable" style:font-size-complex="11pt" style:language-complex="ar" style:country-complex="SA"/>
    </style:style>
    <style:style style:name="Heading_20_1" style:display-name="Heading 1" style:family="paragraph" style:parent-style-name="Heading" style:class="text"/>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2294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0T21:10:00</meta:creation-date>
    <dc:date>2018-06-09T22:26:37.174210204</dc:date>
    <meta:editing-cycles>8</meta:editing-cycles>
    <meta:editing-duration>PT29M42S</meta:editing-duration>
    <meta:generator>LibreOffice/5.1.6.2$Linux_X86_64 LibreOffice_project/10m0$Build-2</meta:generator>
    <meta:document-statistic meta:table-count="0" meta:image-count="0" meta:object-count="0" meta:page-count="25" meta:paragraph-count="377" meta:word-count="5395" meta:character-count="33415" meta:non-whitespace-character-count="27509"/>
    <meta:user-defined meta:name="Operator">rafae</meta:user-defined>
  </office:meta>
</office:document-meta>
</file>